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" style:parent-style-name="Standard" style:family="paragraph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3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T4" style:parent-style-name="Fuentedepárrafopredeter." style:family="text">
      <style:text-properties style:font-name="Times New Roman" style:font-name-complex="Times New Roman" fo:font-size="12pt" style:font-size-asian="12pt" style:font-size-complex="12pt"/>
    </style:style>
    <style:style style:name="T5" style:parent-style-name="Fuentedepárrafopredeter." style:family="text">
      <style:text-properties style:font-name="Times New Roman" style:font-name-complex="Times New Roman" fo:color="#000000" fo:font-size="12pt" style:font-size-asian="12pt" style:font-size-complex="12pt"/>
    </style:style>
    <style:style style:name="P6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7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T8" style:parent-style-name="Fuentedepárrafopredeter." style:family="text">
      <style:text-properties style:font-name="Times New Roman" style:font-name-complex="Times New Roman" fo:font-size="12pt" style:font-size-asian="12pt" style:font-size-complex="12pt"/>
    </style:style>
    <style:style style:name="T9" style:parent-style-name="Fuentedepárrafopredeter." style:family="text">
      <style:text-properties style:font-name="Times New Roman" style:font-name-complex="Times New Roman" fo:color="#000000" fo:font-size="12pt" style:font-size-asian="12pt" style:font-size-complex="12pt"/>
    </style:style>
    <style:style style:name="T10" style:parent-style-name="Fuentedepárrafopredeter." style:family="text">
      <style:text-properties style:font-name="Times New Roman" style:font-name-complex="Times New Roman" fo:font-size="12pt" style:font-size-asian="12pt" style:font-size-complex="12pt"/>
    </style:style>
    <style:style style:name="T11" style:parent-style-name="Fuentedepárrafopredeter." style:family="text">
      <style:text-properties style:font-name="Times New Roman" style:font-name-complex="Times New Roman" fo:color="#000000" fo:font-size="12pt" style:font-size-asian="12pt" style:font-size-complex="12pt"/>
    </style:style>
    <style:style style:name="P12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3" style:parent-style-name="Standard" style:family="paragraph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14" style:parent-style-name="Fuentedepárrafopredeter.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15" style:parent-style-name="Fuentedepárrafopredeter." style:family="text">
      <style:text-properties style:font-name="Times New Roman" fo:color="#000000" fo:font-size="12pt" style:font-size-asian="12pt" style:font-size-complex="12pt"/>
    </style:style>
    <style:style style:name="T16" style:parent-style-name="Fuentedepárrafopredeter." style:family="text">
      <style:text-properties style:font-name="Times New Roman" fo:color="#000000" fo:font-size="12pt" style:font-size-asian="12pt" style:font-size-complex="12pt"/>
    </style:style>
    <style:style style:name="P17" style:parent-style-name="Standard" style:family="paragraph">
      <style:text-properties style:font-name="Times New Roman" fo:color="#000000" fo:font-size="12pt" style:font-size-asian="12pt" style:font-size-complex="12pt"/>
    </style:style>
    <style:style style:name="P18" style:parent-style-name="Standard" style:family="paragraph">
      <style:text-properties style:font-name="Times New Roman" fo:color="#000000" fo:font-size="12pt" style:font-size-asian="12pt" style:font-size-complex="12pt"/>
    </style:style>
    <style:style style:name="P19" style:parent-style-name="Standard" style:family="paragraph">
      <style:text-properties style:font-name="Times New Roman" fo:color="#000000" fo:font-size="12pt" style:font-size-asian="12pt" style:font-size-complex="12pt"/>
    </style:style>
    <style:style style:name="T20" style:parent-style-name="Fuentedepárrafopredeter.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21" style:parent-style-name="Fuentedepárrafopredeter.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22" style:parent-style-name="Fuentedepárrafopredeter.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3" style:parent-style-name="Standard" style:family="paragraph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4" style:parent-style-name="Standard" style:family="paragraph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5" style:parent-style-name="Standard" style:family="paragraph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6" style:parent-style-name="Standard" style:family="paragraph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7" style:parent-style-name="Standard" style:family="paragraph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8" style:parent-style-name="Standard" style:family="paragraph">
      <style:text-properties style:font-name="Times New Roman" style:font-name-complex="Times New Roman" fo:font-weight="bold" style:font-weight-asian="bold" fo:color="#000000" fo:font-size="12pt" style:font-size-asian="12pt" style:font-size-complex="12pt"/>
    </style:style>
    <style:style style:name="P29" style:parent-style-name="NormalWeb" style:list-style-name="WWNum8" style:family="paragraph">
      <style:text-properties fo:color="#000000"/>
    </style:style>
    <style:style style:name="T30" style:parent-style-name="Fuentedepárrafopredeter." style:family="text">
      <style:text-properties style:font-name="Times New Roman" style:font-name-complex="Times New Roman" fo:font-weight="bold" style:font-weight-asian="bold" fo:color="#000000" fo:font-size="12pt" style:font-size-asian="12pt" style:font-size-complex="12pt"/>
    </style:style>
    <style:style style:name="P31" style:parent-style-name="Sinespaciado" style:list-style-name="WWNum9" style:family="paragraph">
      <style:text-properties style:font-name="Times New Roman" style:font-name-complex="Times New Roman" fo:font-size="12pt" style:font-size-asian="12pt" style:font-size-complex="12pt"/>
    </style:style>
    <style:style style:name="P32" style:parent-style-name="Sinespaciado" style:list-style-name="WWNum9" style:family="paragraph">
      <style:text-properties style:font-name="Times New Roman" style:font-name-complex="Times New Roman" fo:font-size="12pt" style:font-size-asian="12pt" style:font-size-complex="12pt"/>
    </style:style>
    <style:style style:name="P33" style:parent-style-name="Sinespaciado" style:list-style-name="WWNum9" style:family="paragraph">
      <style:text-properties style:font-name="Times New Roman" style:font-name-complex="Times New Roman" fo:font-size="12pt" style:font-size-asian="12pt" style:font-size-complex="12pt"/>
    </style:style>
    <style:style style:name="P34" style:parent-style-name="Sinespaciado" style:list-style-name="WWNum9" style:family="paragraph">
      <style:text-properties style:font-name="Times New Roman" style:font-name-complex="Times New Roman" fo:font-size="12pt" style:font-size-asian="12pt" style:font-size-complex="12pt"/>
    </style:style>
    <style:style style:name="P35" style:parent-style-name="Sinespaciado" style:list-style-name="WWNum9" style:family="paragraph">
      <style:text-properties style:font-name="Times New Roman" style:font-name-complex="Times New Roman" fo:font-size="12pt" style:font-size-asian="12pt" style:font-size-complex="12pt"/>
    </style:style>
    <style:style style:name="P36" style:parent-style-name="Sinespaciado" style:list-style-name="WWNum8" style:family="paragraph">
      <style:text-properties style:font-name="Times New Roman" style:font-name-complex="Times New Roman" fo:font-size="12pt" style:font-size-asian="12pt" style:font-size-complex="12pt"/>
    </style:style>
    <style:style style:name="P37" style:parent-style-name="Sinespaciado" style:list-style-name="WWNum8" style:family="paragraph">
      <style:text-properties style:font-name="Times New Roman" style:font-name-complex="Times New Roman" fo:font-size="12pt" style:font-size-asian="12pt" style:font-size-complex="12pt"/>
    </style:style>
    <style:style style:name="P38" style:parent-style-name="NormalWeb" style:list-style-name="WWNum8" style:family="paragraph">
      <style:paragraph-properties fo:margin-bottom="0in"/>
      <style:text-properties fo:color="#000000"/>
    </style:style>
    <style:style style:name="P39" style:parent-style-name="NormalWeb" style:list-style-name="WWNum8" style:family="paragraph">
      <style:paragraph-properties fo:margin-bottom="0in"/>
      <style:text-properties fo:color="#000000"/>
    </style:style>
    <style:style style:name="P40" style:parent-style-name="NormalWeb" style:list-style-name="WWNum8" style:family="paragraph">
      <style:paragraph-properties fo:margin-bottom="0in"/>
      <style:text-properties fo:color="#000000"/>
    </style:style>
    <style:style style:name="P41" style:parent-style-name="NormalWeb" style:list-style-name="WWNum8" style:family="paragraph">
      <style:paragraph-properties fo:margin-bottom="0in"/>
      <style:text-properties fo:color="#000000"/>
    </style:style>
    <style:style style:name="P42" style:parent-style-name="NormalWeb" style:list-style-name="WWNum8" style:family="paragraph">
      <style:paragraph-properties fo:margin-bottom="0in"/>
      <style:text-properties fo:color="#000000"/>
    </style:style>
    <style:style style:name="P43" style:parent-style-name="NormalWeb" style:list-style-name="WWNum8" style:family="paragraph">
      <style:paragraph-properties fo:margin-bottom="0in"/>
      <style:text-properties fo:color="#000000"/>
    </style:style>
    <style:style style:name="P44" style:parent-style-name="NormalWeb" style:list-style-name="WWNum8" style:family="paragraph">
      <style:paragraph-properties fo:margin-bottom="0in"/>
      <style:text-properties fo:color="#000000"/>
    </style:style>
    <style:style style:name="P45" style:parent-style-name="NormalWeb" style:list-style-name="WWNum8" style:family="paragraph">
      <style:paragraph-properties fo:margin-bottom="0in"/>
      <style:text-properties fo:color="#000000"/>
    </style:style>
    <style:style style:name="P46" style:parent-style-name="NormalWeb" style:list-style-name="WWNum8" style:family="paragraph">
      <style:paragraph-properties fo:margin-bottom="0in"/>
      <style:text-properties fo:color="#000000"/>
    </style:style>
    <style:style style:name="P47" style:parent-style-name="NormalWeb" style:list-style-name="WWNum8" style:family="paragraph">
      <style:paragraph-properties fo:margin-bottom="0in"/>
      <style:text-properties fo:color="#000000"/>
    </style:style>
    <style:style style:name="P48" style:parent-style-name="NormalWeb" style:list-style-name="WWNum8" style:family="paragraph">
      <style:paragraph-properties fo:margin-bottom="0in"/>
      <style:text-properties fo:color="#000000"/>
    </style:style>
    <style:style style:name="P49" style:parent-style-name="NormalWeb" style:list-style-name="WWNum8" style:family="paragraph">
      <style:paragraph-properties fo:margin-bottom="0in"/>
      <style:text-properties fo:color="#000000"/>
    </style:style>
    <style:style style:name="P50" style:parent-style-name="NormalWeb" style:list-style-name="WWNum8" style:family="paragraph">
      <style:paragraph-properties fo:margin-bottom="0in"/>
      <style:text-properties fo:color="#000000"/>
    </style:style>
    <style:style style:name="P51" style:parent-style-name="NormalWeb" style:list-style-name="WWNum8" style:family="paragraph">
      <style:paragraph-properties fo:margin-bottom="0in"/>
      <style:text-properties fo:color="#000000"/>
    </style:style>
    <style:style style:name="P52" style:parent-style-name="NormalWeb" style:list-style-name="WWNum8" style:family="paragraph">
      <style:paragraph-properties fo:margin-bottom="0in"/>
      <style:text-properties fo:color="#000000"/>
    </style:style>
    <style:style style:name="P53" style:parent-style-name="NormalWeb" style:list-style-name="WWNum8" style:family="paragraph">
      <style:paragraph-properties fo:margin-bottom="0in"/>
      <style:text-properties fo:color="#000000"/>
    </style:style>
    <style:style style:name="P54" style:parent-style-name="NormalWeb" style:list-style-name="WWNum8" style:family="paragraph">
      <style:paragraph-properties fo:margin-bottom="0in"/>
      <style:text-properties fo:color="#000000"/>
    </style:style>
    <style:style style:name="P55" style:parent-style-name="NormalWeb" style:list-style-name="WWNum8" style:family="paragraph">
      <style:paragraph-properties fo:margin-bottom="0in"/>
      <style:text-properties fo:color="#000000"/>
    </style:style>
    <style:style style:name="P56" style:parent-style-name="NormalWeb" style:list-style-name="WWNum8" style:family="paragraph">
      <style:paragraph-properties fo:margin-bottom="0in"/>
      <style:text-properties fo:color="#000000"/>
    </style:style>
    <style:style style:name="P57" style:parent-style-name="NormalWeb" style:list-style-name="WWNum8" style:family="paragraph">
      <style:text-properties fo:color="#000000"/>
    </style:style>
    <style:style style:name="P58" style:parent-style-name="NormalWeb" style:family="paragraph">
      <style:text-properties fo:color="#000000"/>
    </style:style>
    <style:style style:name="P59" style:parent-style-name="Standard" style:family="paragraph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60" style:parent-style-name="Fuentedepárrafopredeter.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61" style:parent-style-name="Fuentedepárrafopredeter." style:family="text">
      <style:text-properties style:font-name="Times New Roman" style:font-name-complex="Times New Roman" fo:font-size="12pt" style:font-size-asian="12pt" style:font-size-complex="12pt"/>
    </style:style>
    <style:style style:name="T62" style:parent-style-name="Fuentedepárrafopredeter.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63" style:parent-style-name="Fuentedepárrafopredeter." style:family="text">
      <style:text-properties style:font-name="Times New Roman" style:font-name-complex="Times New Roman" fo:font-size="12pt" style:font-size-asian="12pt" style:font-size-complex="12pt"/>
    </style:style>
    <style:style style:name="P64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65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T66" style:parent-style-name="Fuentedepárrafopredeter.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67" style:parent-style-name="Fuentedepárrafopredeter.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68" style:parent-style-name="Fuentedepárrafopredeter." style:family="text">
      <style:text-properties style:font-name="Times New Roman" style:font-name-complex="Times New Roman" fo:font-size="12pt" style:font-size-asian="12pt" style:font-size-complex="12pt"/>
    </style:style>
    <style:style style:name="P69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70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71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72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73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74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75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T76" style:parent-style-name="Fuentedepárrafopredeter.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77" style:parent-style-name="Fuentedepárrafopredeter.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78" style:parent-style-name="Fuentedepárrafopredeter." style:family="text">
      <style:text-properties style:font-name="Times New Roman" style:font-name-complex="Times New Roman" fo:font-size="12pt" style:font-size-asian="12pt" style:font-size-complex="12pt"/>
    </style:style>
    <style:style style:name="T79" style:parent-style-name="Fuentedepárrafopredeter." style:family="text">
      <style:text-properties style:font-name="Times New Roman" style:font-name-complex="Times New Roman" fo:font-size="12pt" style:font-size-asian="12pt" style:font-size-complex="12pt"/>
    </style:style>
    <style:style style:name="T80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1" style:parent-style-name="Fuentedepárrafopredeter." style:family="text">
      <style:text-properties style:font-name="Times New Roman" style:font-name-complex="Times New Roman" fo:font-size="12pt" style:font-size-asian="12pt" style:font-size-complex="12pt"/>
    </style:style>
    <style:style style:name="P82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83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T84" style:parent-style-name="Fuentedepárrafopredeter." style:family="text">
      <style:text-properties style:font-name="Times New Roman" style:font-name-complex="Times New Roman" fo:font-size="12pt" style:font-size-asian="12pt" style:font-size-complex="12pt"/>
    </style:style>
    <style:style style:name="P85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86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87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T88" style:parent-style-name="Fuentedepárrafopredeter.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89" style:parent-style-name="Fuentedepárrafopredeter." style:family="text">
      <style:text-properties style:font-name="Times New Roman" style:font-name-complex="Times New Roman" fo:font-size="12pt" style:font-size-asian="12pt" style:font-size-complex="12pt"/>
    </style:style>
    <style:style style:name="P90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font-size-complex="12pt" style:language-asian="es" style:country-asian="ES"/>
    </style:style>
    <style:style style:name="T91" style:parent-style-name="Textoennegrita" style:family="text">
      <style:text-properties style:font-name="Times New Roman" style:font-name-complex="Times New Roman" fo:font-weight="normal" style:font-weight-asian="normal" fo:color="#000000" fo:font-size="12pt" style:font-size-asian="12pt" style:font-size-complex="12pt" fo:background-color="#FFFFFF"/>
    </style:style>
    <style:style style:name="P92" style:parent-style-name="Párrafodelista" style:list-style-name="WWNum3" style:family="paragraph">
      <style:text-properties style:font-name="Times New Roman" style:font-name-asian="Times New Roman" style:font-name-complex="Times New Roman" style:font-weight-complex="bold" fo:color="#000000" fo:font-size="12pt" style:font-size-asian="12pt" style:font-size-complex="12pt" style:language-asian="es" style:country-asian="ES"/>
    </style:style>
    <style:style style:name="P93" style:parent-style-name="Párrafodelista" style:list-style-name="WWNum3" style:family="paragraph">
      <style:text-properties style:font-name="Times New Roman" style:font-name-asian="Times New Roman" style:font-name-complex="Times New Roman" style:font-weight-complex="bold" fo:color="#000000" fo:font-size="12pt" style:font-size-asian="12pt" style:font-size-complex="12pt" style:language-asian="es" style:country-asian="ES"/>
    </style:style>
    <style:style style:name="P94" style:parent-style-name="Párrafodelista" style:list-style-name="WWNum3" style:family="paragraph">
      <style:text-properties style:font-name="Times New Roman" style:font-name-asian="Times New Roman" style:font-name-complex="Times New Roman" style:font-weight-complex="bold" fo:color="#000000" fo:font-size="12pt" style:font-size-asian="12pt" style:font-size-complex="12pt" style:language-asian="es" style:country-asian="ES"/>
    </style:style>
    <style:style style:name="P95" style:parent-style-name="Standard" style:family="paragraph">
      <style:text-properties style:font-name="Times New Roman" style:font-name-asian="Times New Roman" style:font-name-complex="Times New Roman" style:font-weight-complex="bold" fo:color="#000000" fo:font-size="12pt" style:font-size-asian="12pt" style:font-size-complex="12pt" style:language-asian="es" style:country-asian="ES"/>
    </style:style>
    <style:style style:name="P96" style:parent-style-name="Párrafodelista" style:list-style-name="WWNum4" style:family="paragraph">
      <style:paragraph-properties fo:margin-bottom="0in" style:line-height-at-least="0.2083in" fo:background-color="#FFFFFF"/>
      <style:text-properties style:font-name="Times New Roman" style:font-name-asian="Times New Roman" style:font-name-complex="Times New Roman" style:font-weight-complex="bold" fo:color="#000000" fo:font-size="12pt" style:font-size-asian="12pt" style:font-size-complex="12pt" style:language-asian="es" style:country-asian="ES"/>
    </style:style>
    <style:style style:name="P97" style:parent-style-name="Párrafodelista" style:list-style-name="WWNum4" style:family="paragraph">
      <style:paragraph-properties fo:margin-bottom="0in" style:line-height-at-least="0.2083in" fo:background-color="#FFFFFF"/>
      <style:text-properties style:font-name="Times New Roman" style:font-name-asian="Times New Roman" style:font-name-complex="Times New Roman" style:font-weight-complex="bold" fo:color="#000000" fo:font-size="12pt" style:font-size-asian="12pt" style:font-size-complex="12pt" style:language-asian="es" style:country-asian="ES"/>
    </style:style>
    <style:style style:name="P98" style:parent-style-name="Párrafodelista" style:list-style-name="WWNum4" style:family="paragraph">
      <style:paragraph-properties fo:margin-bottom="0in" style:line-height-at-least="0.2083in" fo:background-color="#FFFFFF"/>
      <style:text-properties style:font-name="Times New Roman" style:font-name-asian="Times New Roman" style:font-name-complex="Times New Roman" style:font-weight-complex="bold" fo:color="#000000" fo:font-size="12pt" style:font-size-asian="12pt" style:font-size-complex="12pt" style:language-asian="es" style:country-asian="ES"/>
    </style:style>
    <style:style style:name="P99" style:parent-style-name="Párrafodelista" style:list-style-name="WWNum4" style:family="paragraph">
      <style:paragraph-properties fo:margin-bottom="0in" style:line-height-at-least="0.2083in" fo:background-color="#FFFFFF"/>
      <style:text-properties style:font-name="Times New Roman" style:font-name-asian="Times New Roman" style:font-name-complex="Times New Roman" style:font-weight-complex="bold" fo:color="#000000" fo:font-size="12pt" style:font-size-asian="12pt" style:font-size-complex="12pt" style:language-asian="es" style:country-asian="ES"/>
    </style:style>
    <style:style style:name="P100" style:parent-style-name="Párrafodelista" style:list-style-name="WWNum4" style:family="paragraph">
      <style:paragraph-properties fo:margin-bottom="0in" style:line-height-at-least="0.2083in" fo:background-color="#FFFFFF"/>
      <style:text-properties style:font-name="Times New Roman" style:font-name-asian="Times New Roman" style:font-name-complex="Times New Roman" style:font-weight-complex="bold" fo:color="#000000" fo:font-size="12pt" style:font-size-asian="12pt" style:font-size-complex="12pt" style:language-asian="es" style:country-asian="ES"/>
    </style:style>
    <style:style style:name="P101" style:parent-style-name="Standard" style:family="paragraph">
      <style:paragraph-properties fo:margin-bottom="0in" style:line-height-at-least="0.2083in" fo:background-color="#FFFFFF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102" style:parent-style-name="Párrafodelista" style:list-style-name="WWNum8" style:family="paragraph">
      <style:paragraph-properties fo:margin-bottom="0in" style:line-height-at-least="0.2541in" fo:background-color="#FFFFFF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103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04" style:parent-style-name="Párrafodelista" style:family="paragraph">
      <style:text-properties style:font-name="Times New Roman" style:font-name-complex="Times New Roman" fo:font-size="12pt" style:font-size-asian="12pt" style:font-size-complex="12pt"/>
    </style:style>
    <style:style style:name="P105" style:parent-style-name="Párrafodelista" style:list-style-name="WWNum8" style:family="paragraph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106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07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08" style:parent-style-name="Párrafodelista" style:list-style-name="WWNum8" style:family="paragraph">
      <style:text-properties style:font-name="Times New Roman" style:font-name-complex="Times New Roman" fo:font-weight="bold" style:font-weight-asian="bold" fo:color="#000000" fo:font-size="12pt" style:font-size-asian="12pt" style:font-size-complex="12pt"/>
    </style:style>
    <style:style style:name="P109" style:parent-style-name="Standard" style:family="paragraph">
      <style:text-properties style:font-name="Times New Roman" style:font-name-complex="Times New Roman" fo:color="#000000" fo:font-size="12pt" style:font-size-asian="12pt" style:font-size-complex="12pt"/>
    </style:style>
    <style:style style:name="T110" style:parent-style-name="Fuentedepárrafopredeter." style:family="text">
      <style:text-properties style:font-name="Times New Roman" style:font-name-complex="Times New Roman" fo:font-size="12pt" style:font-size-asian="12pt" style:font-size-complex="12pt"/>
    </style:style>
    <style:style style:name="T111" style:parent-style-name="Fuentedepárrafopredeter." style:family="text">
      <style:text-properties style:font-name="Times New Roman" style:font-name-complex="Times New Roman" fo:color="#000000" fo:font-size="12pt" style:font-size-asian="12pt" style:font-size-complex="12pt"/>
    </style:style>
    <style:style style:name="T112" style:parent-style-name="Fuentedepárrafopredeter." style:family="text">
      <style:text-properties style:font-name="Times New Roman" style:font-name-complex="Times New Roman" fo:color="#000000" fo:font-size="12pt" style:font-size-asian="12pt" style:font-size-complex="12pt"/>
    </style:style>
    <style:style style:name="P113" style:parent-style-name="Párrafodelista" style:list-style-name="WWNum8" style:family="paragraph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114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15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16" style:parent-style-name="Párrafodelista" style:list-style-name="WWNum8" style:family="paragraph">
      <style:text-properties style:font-name="Times New Roman" style:font-name-complex="Times New Roman" fo:font-weight="bold" style:font-weight-asian="bold" fo:color="#000000" fo:font-size="12pt" style:font-size-asian="12pt" style:font-size-complex="12pt"/>
    </style:style>
    <style:style style:name="P117" style:parent-style-name="Standard" style:family="paragraph">
      <style:text-properties style:font-name="Times New Roman" style:font-name-complex="Times New Roman" fo:color="#000000" fo:font-size="12pt" style:font-size-asian="12pt" style:font-size-complex="12pt"/>
    </style:style>
    <style:style style:name="T118" style:parent-style-name="Fuentedepárrafopredeter." style:family="text">
      <style:text-properties style:font-name="Times New Roman" style:font-name-complex="Times New Roman" fo:font-size="12pt" style:font-size-asian="12pt" style:font-size-complex="12pt"/>
    </style:style>
    <style:style style:name="T119" style:parent-style-name="Fuentedepárrafopredeter." style:family="text">
      <style:text-properties style:font-name="Times New Roman" style:font-name-complex="Times New Roman" fo:font-size="12pt" style:font-size-asian="12pt" style:font-size-complex="12pt"/>
    </style:style>
    <style:style style:name="T120" style:parent-style-name="Fuentedepárrafopredeter." style:family="text">
      <style:text-properties style:font-name="Times New Roman" style:font-name-complex="Times New Roman" fo:color="#000000" fo:font-size="12pt" style:font-size-asian="12pt" style:font-size-complex="12pt"/>
    </style:style>
    <style:style style:name="P121" style:parent-style-name="Párrafodelista" style:list-style-name="WWNum8" style:family="paragraph">
      <style:text-properties style:font-name="Times New Roman" style:font-name-complex="Times New Roman" fo:font-weight="bold" style:font-weight-asian="bold" fo:color="#000000" fo:font-size="12pt" style:font-size-asian="12pt" style:font-size-complex="12pt"/>
    </style:style>
    <style:style style:name="P122" style:parent-style-name="Standard" style:family="paragraph">
      <style:text-properties style:font-name="Times New Roman" style:font-name-complex="Times New Roman" fo:color="#000000" fo:font-size="12pt" style:font-size-asian="12pt" style:font-size-complex="12pt"/>
    </style:style>
    <style:style style:name="T123" style:parent-style-name="Fuentedepárrafopredeter." style:family="text">
      <style:text-properties style:font-name="Times New Roman" style:font-name-complex="Times New Roman" fo:font-size="12pt" style:font-size-asian="12pt" style:font-size-complex="12pt"/>
    </style:style>
    <style:style style:name="T124" style:parent-style-name="Fuentedepárrafopredeter." style:family="text">
      <style:text-properties style:font-name="Times New Roman" style:font-name-complex="Times New Roman" fo:color="#000000" fo:font-size="12pt" style:font-size-asian="12pt" style:font-size-complex="12pt"/>
    </style:style>
    <style:style style:name="P125" style:parent-style-name="Párrafodelista" style:list-style-name="WWNum8" style:family="paragraph">
      <style:paragraph-properties fo:margin-bottom="0.1388in" fo:line-height="115%"/>
    </style:style>
    <style:style style:name="T126" style:parent-style-name="Fuentedepárrafopredeter." style:family="text">
      <style:text-properties style:font-name="Times New Roman" style:font-name-complex="Times New Roman" fo:font-weight="bold" style:font-weight-asian="bold" fo:color="#000000" fo:font-size="12pt" style:font-size-asian="12pt" style:font-size-complex="12pt"/>
    </style:style>
    <style:style style:name="P127" style:parent-style-name="Standard" style:family="paragraph">
      <style:paragraph-properties fo:margin-bottom="0.1388in" fo:line-height="115%"/>
      <style:text-properties style:font-name="Times New Roman" style:font-name-complex="Times New Roman" fo:font-size="12pt" style:font-size-asian="12pt" style:font-size-complex="12pt"/>
    </style:style>
    <style:style style:name="P128" style:parent-style-name="Standard" style:family="paragraph">
      <style:paragraph-properties fo:margin-bottom="0.1388in" fo:line-height="115%"/>
    </style:style>
    <style:style style:name="T129" style:parent-style-name="Fuentedepárrafopredeter." style:family="text">
      <style:text-properties style:font-name="Times New Roman" style:font-name-complex="Times New Roman" fo:font-size="12pt" style:font-size-asian="12pt" style:font-size-complex="12pt"/>
    </style:style>
    <style:style style:name="T130" style:parent-style-name="Fuentedepárrafopredeter." style:family="text">
      <style:text-properties style:font-name="Times New Roman" style:font-name-complex="Times New Roman" fo:color="#000000" fo:font-size="12pt" style:font-size-asian="12pt" style:font-size-complex="12pt"/>
    </style:style>
    <style:style style:name="P131" style:parent-style-name="NormalWeb" style:list-style-name="WWNum8" style:family="paragraph">
      <style:text-properties fo:font-weight="bold" style:font-weight-asian="bold" fo:color="#000000"/>
    </style:style>
    <style:style style:name="P132" style:parent-style-name="NormalWeb" style:family="paragraph">
      <style:text-properties fo:color="#000000"/>
    </style:style>
    <style:style style:name="P133" style:parent-style-name="NormalWeb" style:family="paragraph">
      <style:text-properties fo:font-weight="bold" style:font-weight-asian="bold" fo:color="#000000"/>
    </style:style>
    <style:style style:name="P134" style:parent-style-name="NormalWeb" style:list-style-name="WWNum8" style:family="paragraph">
      <style:paragraph-properties fo:margin-bottom="0in"/>
      <style:text-properties fo:color="#000000"/>
    </style:style>
    <style:style style:name="P135" style:parent-style-name="NormalWeb" style:list-style-name="WWNum8" style:family="paragraph">
      <style:text-properties fo:color="#000000"/>
    </style:style>
    <style:style style:name="P136" style:parent-style-name="NormalWeb" style:family="paragraph">
      <style:text-properties fo:font-weight="bold" style:font-weight-asian="bold" fo:color="#000000"/>
    </style:style>
    <style:style style:name="P137" style:parent-style-name="NormalWeb" style:list-style-name="WWNum8" style:family="paragraph">
      <style:text-properties fo:color="#000000"/>
    </style:style>
    <style:style style:name="P138" style:parent-style-name="Standard" style:family="paragraph">
      <style:paragraph-properties fo:margin-bottom="0.1388in" fo:line-height="115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139" style:parent-style-name="Standard" style:family="paragraph">
      <style:paragraph-properties fo:margin-bottom="0.1388in" fo:line-height="115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140" style:parent-style-name="Párrafodelista" style:list-style-name="WWNum8" style:family="paragraph">
      <style:paragraph-properties fo:margin-bottom="0.1388in" fo:line-height="115%"/>
      <style:text-properties style:font-name="Times New Roman" style:font-name-complex="Times New Roman" fo:font-size="12pt" style:font-size-asian="12pt" style:font-size-complex="12pt"/>
    </style:style>
    <style:style style:name="P141" style:parent-style-name="Párrafodelista" style:list-style-name="WWNum8" style:family="paragraph">
      <style:paragraph-properties fo:margin-bottom="0.1388in" fo:line-height="115%"/>
      <style:text-properties style:font-name="Times New Roman" style:font-name-complex="Times New Roman" fo:font-size="12pt" style:font-size-asian="12pt" style:font-size-complex="12pt"/>
    </style:style>
    <style:style style:name="P142" style:parent-style-name="Párrafodelista" style:list-style-name="WWNum8" style:family="paragraph">
      <style:text-properties style:font-name="Times New Roman" style:font-name-complex="Times New Roman" fo:font-size="12pt" style:font-size-asian="12pt" style:font-size-complex="12pt"/>
    </style:style>
    <style:style style:name="P143" style:parent-style-name="NormalWeb" style:family="paragraph">
      <style:text-properties fo:color="#000000"/>
    </style:style>
    <style:style style:name="P144" style:parent-style-name="NormalWeb" style:family="paragraph">
      <style:text-properties fo:color="#000000"/>
    </style:style>
  </office:automatic-styles>
  <office:body>
    <office:text text:use-soft-page-breaks="true">
      <text:p text:style-name="P1"/>
      <text:p text:style-name="P2">DATOS PERSONALES</text:p>
      <text:p text:style-name="P3">Nombre Y Apellidos <text:s text:c="10"/>Rosa Zafra Polonio</text:p>
      <text:p text:style-name="Standard"><text:span text:style-name="T4">Fecha de Nacimiento: <text:s text:c="8"/></text:span><text:span text:style-name="T5"><text:s/>30/06/1976</text:span></text:p>
      <text:p text:style-name="P6">Dirección: <text:s text:c="26"/>C/ Ronda de Curtidores nº 6, Bloque B, Bajo 2</text:p>
      <text:p text:style-name="P7">Localidad:<text:s/><text:s text:c="26"/>14550 Montilla (Córdoba)</text:p>
      <text:p text:style-name="Standard"><text:span text:style-name="T8">Teléfono: <text:s text:c="27"/></text:span><text:span text:style-name="T9"><text:s/>675 684 440</text:span></text:p>
      <text:p text:style-name="Standard"><text:span text:style-name="T10">Email: <text:s text:c="33"/></text:span><text:span text:style-name="T11">rosazp37@hotmail.com</text:span></text:p>
      <text:p text:style-name="P12"/>
      <text:p text:style-name="P13">FORMACIÓN ACADEMICA</text:p>
      <text:p text:style-name="Standard"><text:span text:style-name="T14"><text:s/>-</text:span><text:span text:style-name="T15">Marzo 2011: Título de Formación Profesional en Técnico de Atención Soci</text:span><text:span text:style-name="T16">osanitaria <text:s text:c="2"/>IES <text:s text:c="6"/>FUENTEPIÑA (Huelva)</text:span></text:p>
      <text:p text:style-name="P17">-Febrero de 2010: Título de Técnico de Formación Profesional en cuidados Auxiliares de Enfermería. IES RAMÓN Y CAJAL (Córdoba)</text:p>
      <text:p text:style-name="P18">-Abril de 2009: Título de graduado en ESO. Pruebas libres Córdoba</text:p>
      <text:p text:style-name="P19"/>
      <text:p text:style-name="Standard"><text:span text:style-name="T20">FORMACIÓN ACADEMICA</text:span><text:span text:style-name="T21"><text:s/>COMPLEMENTARIA</text:span></text:p>
      <text:p text:style-name="Standard"><text:span text:style-name="T22">Resolución de conflictos en el ámbito sanitario, 50 horas impartido por BIOTYC.</text:span></text:p>
      <text:p text:style-name="P23">Conceptos litiasis Renal. 30 horas, impartido por BIOTYC.</text:p>
      <text:p text:style-name="P24">Conceptos infecciones urinarias, 30horas, impartido por BIOTYC.</text:p>
      <text:p text:style-name="P25">Conseptos Hipertensión<text:s/>Arterial, 40 horas, impartido por BIOTYC.</text:p>
      <text:p text:style-name="P26">Información, Protocolo y Actuación ante COVID-19, en distintos servicios.</text:p>
      <text:p text:style-name="P27">Impartido por SALUSPLAY.</text:p>
      <text:p text:style-name="P28">Atención Auxliar de Enfermaría al paciente quirúrgico, de 30 horas, impartido por el Sindicato de UGT.</text:p>
      <text:list text:style-name="WWNum8">
        <text:list-item>
          <text:p text:style-name="P29">Competencias de Higiene hospitalaria para Técnicos en Cuidados Auxiliares de Enfermaría, de 30 horas, impartido por el sindicato de UGT.</text:p>
        </text:list-item>
      </text:list>
      <text:p text:style-name="Standard"><text:span text:style-name="T30">Higiene y Esterilización en quirófanos, de 40 horas, impartido por el sindicato de UGT</text:span></text:p>
      <text:list text:style-name="WWNum9">
        <text:list-item>
          <text:p text:style-name="P31">Julio de 2015: Certificado de profesionalidad nivel de calificación 2, Transporte Sanitario. Centro de Enseñanza y Formación Zafra - Ministerio de Empleo y Seguridad Social (560 horas)</text:p>
        </text:list-item>
        <text:list-item>
          <text:p text:style-name="P32">Prácticas realizadas en Hospital Alto Guadalquivir, Montilla (Córdoba)</text:p>
        </text:list-item>
        <text:list-item>
          <text:p text:style-name="P33">Junio de 2015: Aspectos jurídicos relacionados con la enfermedad de alzheimer y otras demencias - Ministerio de Sanidad, Servicios Sociales e Igualdad (15 horas)</text:p>
        </text:list-item>
        <text:list-item>
          <text:p text:style-name="P34">Mayo de 2015: Iniciación a la calidad existencial en el ámbito sanitario, UGT (50 horas)</text:p>
        </text:list-item>
        <text:list-item>
          <text:p text:style-name="P35">Enero de 2015: Comunicación, una visión multidisciplinar para personal de instituciones sanitarias UGT (50 horas)</text:p>
        </text:list-item>
      </text:list>
      <text:list text:style-name="WWNum8" text:continue-numbering="true">
        <text:list-item>
          <text:p text:style-name="P36">Diciembre de 2013: Prevención de Riesgos Laborales en sector de Ayuda a Domicilio – Fundación Tripartita (10 horas)</text:p>
        </text:list-item>
        <text:list-item>
          <text:p text:style-name="P37">Diciembre de 2011: Psicología Aplicada a Trabajos con Personas<text:s/>Dependientes UGT (25 horas)</text:p>
        </text:list-item>
        <text:list-item>
          <text:p text:style-name="P38">Noviembre de 2011: Estimulación Cognitiva en Demencias – Centro de Salud de Montilla (2 horas)</text:p>
        </text:list-item>
        <text:list-item>
          <text:p text:style-name="P39">Octubre de 2011: Reanimación Cardiopulmonar Básica y Avanzada y Primeros Auxilios – Consejería de Empleo (20 horas)</text:p>
        </text:list-item>
        <text:list-item>
          <text:p text:style-name="P40">Octubre de 2011:<text:s/>Reanimación Cardiopulmonar Básica y Avanzada y Primeros Auxilios – Servicio Andaluz de Empleo (20 horas)</text:p>
        </text:list-item>
        <text:list-item>
          <text:p text:style-name="P41">Junio de 2011: Principales Alteraciones en el cuidado de pacientes domiciliarios LOGOS, Formación Continuada (100 horas)</text:p>
        </text:list-item>
        <text:list-item>
          <text:p text:style-name="P42">Junio de 2011: Funciones del Auxiliar de Enfermería en Ayuda a Domicilio – LOGOS (100 horas)</text:p>
        </text:list-item>
        <text:list-item>
          <text:p text:style-name="P43">Junio de 2011: Atención del Auxiliar de Enfermería en las Necesidades Básicas de la ayuda a domicilio – LOGOS (100 horas)</text:p>
        </text:list-item>
        <text:list-item>
          <text:p text:style-name="P44">Julio de 2011: Tratamiento de Escaras y Ulceras – Consejería de Empleo<text:s/>(40 horas)</text:p>
        </text:list-item>
        <text:list-item>
          <text:p text:style-name="P45">Febrero de 2011: Acción Formativa Alzheimer – UGT (60 horas)</text:p>
        </text:list-item>
        <text:list-item>
          <text:p text:style-name="P46">Febrero de 2011: Prevención en riesgos laborales para cuidadores de personas dependientes en Andalucía – Consejería de empleo ( 2 horas)</text:p>
        </text:list-item>
        <text:list-item>
          <text:p text:style-name="P47">Febrero de 2011: Gestión de Medicamentos y Efectos Accesorios – Centro de Salud de Montilla (2 horas)</text:p>
        </text:list-item>
        <text:list-item>
          <text:p text:style-name="P48">Octubre de 2010: Técnicas Básicas de enfermería: sondaje y colostomías - Centro de Salud de Montilla (2 horas)</text:p>
        </text:list-item>
        <text:list-item>
          <text:p text:style-name="P49">Octubre de 2010: Tratamiento de escaras – Centro de Salud (2 horas)</text:p>
        </text:list-item>
        <text:list-item>
          <text:p text:style-name="P50">Septiembre de<text:s/>2010: Técnicas de movilización de pacientes, Centro de Salud de Montilla (2 horas</text:p>
        </text:list-item>
        <text:list-item>
          <text:p text:style-name="P51">Julio de 2010: Actuaciones Preventivas ante la hora de calor – Centro de Salud de Montilla (2 horas)</text:p>
        </text:list-item>
        <text:list-item>
          <text:p text:style-name="P52">Marzo de 2010: Prevención de Riesgos Laborales, Emergencias Médicas y Resucitación Cardiopulmonar - Fundación Tripartita (10 horas)</text:p>
        </text:list-item>
        <text:list-item>
          <text:p text:style-name="P53">Curso 2009/2010: Programa de Formación en Prácticas de Cuidados Auxiliares de Enfermería en Hospital Alto Guadalquivir, Montilla (Córdoba) – 350 horas</text:p>
        </text:list-item>
        <text:list-item>
          <text:p text:style-name="P54">Octubre de 2009: Tratamiento de Escaras y Ulceras – Consejería de Empleo (40 horas)</text:p>
        </text:list-item>
        <text:list-item>
          <text:p text:style-name="P55">Enero de 2006: Celador Sanitario – Sindicato de Comisiones Obreras (284 horas)</text:p>
        </text:list-item>
        <text:list-item>
          <text:p text:style-name="P56">Diciembre de 2005: Taller de quirófano para celadores – Hospital, empresa pública: Alto Guadalquivir (2 horas)</text:p>
        </text:list-item>
        <text:list-item>
          <text:p text:style-name="P57">Diciembre de 2005: Taller de<text:s/>Movilización de Enfermos para celadores – Hospital Alto Guadalquivir <text:s/>( 2 horas)</text:p>
        </text:list-item>
      </text:list>
      <text:p text:style-name="P58"/>
      <text:p text:style-name="P59">EXPERIENCIA PROFESIONAL</text:p>
      <text:p text:style-name="Standard"><text:span text:style-name="T60">-Residencia Hermanitas de los Ancianos Desamparados, Montilla,</text:span><text:span text:style-name="T61"><text:s/>desde el 1/04/20 al 28/05/20</text:span><text:span text:style-name="T62"><text:s/></text:span><text:span text:style-name="T63">por el Estado de alarma decretado por el Estado a consecuencia de la pandemia creada por el COVID-19.</text:span></text:p>
      <text:p text:style-name="P64">Funciones Realizadas:</text:p>
      <text:p text:style-name="P65">Organización, limpieza,<text:s/>desinfección,<text:s/>esterilización, comida, aseos,<text:s/>toma de constantes, administración de medicación, en zona de aislamiento, atendiendo a residentes contagiados por covid-19.</text:p>
      <text:p text:style-name="Standard"><text:span text:style-name="T66">-Hospital Virgen del Pue</text:span><text:span text:style-name="T67">rta, Cádiz,<text:s/></text:span><text:span text:style-name="T68">periodo del 19/08/2019 al 25/08/2019, Servicio de cirugía Vascular.</text:span></text:p>
      <text:p text:style-name="P69">Realizando las siguientes funciones;</text:p>
      <text:p text:style-name="P70">Toma de constantes</text:p>
      <text:p text:style-name="P71">Preparación de dietas</text:p>
      <text:p text:style-name="P72">Organización de aseos</text:p>
      <text:p text:style-name="P73">Organización de lavandería, almacén</text:p>
      <text:p text:style-name="P74">Reposición de carros de curas</text:p>
      <text:p text:style-name="P75">Atención al usuario</text:p>
      <text:p text:style-name="Standard"><text:span text:style-name="T76">- UCI Pediátrica, Hospital Clínico de<text:s/></text:span><text:span text:style-name="T77">Málaga,</text:span><text:span text:style-name="T78"><text:s/>periodo</text:span><text:span text:style-name="T79"><text:s/>del</text:span><text:span text:style-name="T80"><text:s/>16/07/2018 hasta el 31/08/de 2018.</text:span></text:p>
      <text:soft-page-break/>
      <text:p text:style-name="Standard"><text:span text:style-name="T81">Realizando funciones generales del auxiliar dentro del servicio de unidades cuidados intensivos;</text:span></text:p>
      <text:p text:style-name="P82">Toma de constantes</text:p>
      <text:p text:style-name="P83">Aseo</text:p>
      <text:p text:style-name="Standard"><text:span text:style-name="T84">Organización de lavandería</text:span></text:p>
      <text:p text:style-name="P85">Organización de aseos al usuario</text:p>
      <text:p text:style-name="P86">Montajes respiradores</text:p>
      <text:p text:style-name="P87">Reposición de material y carros de curas, etc..</text:p>
      <text:p text:style-name="Standard"><text:span text:style-name="T88">-Monsecor</text:span><text:span text:style-name="T89">, <text:s/>empresa dedicada a la ayuda a domicilio de personas dependientes, tanto física como mentalmente.</text:span></text:p>
      <text:p text:style-name="P90">Realizando las siguientes funciones:</text:p>
      <text:p text:style-name="Standard"><text:span text:style-name="T91">Actuaciones de carácter doméstico, <text:s/>dirigidas fundamentalmente al cuidado del <text:s text:c="3"/>domicilio y <text:s text:c="3"/>sus enseres como apoyo a la autonomía personal y de la unidad de convivencial.</text:span></text:p>
      <text:list text:style-name="WWNum3">
        <text:list-item>
          <text:p text:style-name="P92">Relacionadas con el<text:s/>mantenimiento de la vivienda.</text:p>
        </text:list-item>
        <text:list-item>
          <text:p text:style-name="P93">Relacionadas con la alimentación</text:p>
        </text:list-item>
        <text:list-item>
          <text:p text:style-name="P94">Relacionadas con el vestido</text:p>
        </text:list-item>
      </text:list>
      <text:p text:style-name="P95">Actuaciones de carácter personal, dirigidas a promover y mantener su autonomía personal, a fomentar hábitos adecuados de conducta y a adquirir habilidades básicas, tanto para el desenvolvimiento personal como de la unidad de convivencia, en el domicilio y en su relación con la comunidad.</text:p>
      <text:list text:style-name="WWNum4">
        <text:list-item>
          <text:p text:style-name="P96">Relacionadas con la higiene personal</text:p>
        </text:list-item>
        <text:list-item>
          <text:p text:style-name="P97">Relacionadas con la alimentación</text:p>
        </text:list-item>
        <text:list-item>
          <text:p text:style-name="P98">Relacionadas con la movilidad</text:p>
        </text:list-item>
        <text:list-item>
          <text:p text:style-name="P99">Relacionadas con cuidados especiales</text:p>
        </text:list-item>
        <text:list-item>
          <text:p text:style-name="P100">De ayuda en la vida familiar y social</text:p>
        </text:list-item>
      </text:list>
      <text:p text:style-name="P101">Rehabilitadora, recuperación o readaptación en capacidades funcionales del usuario (memoria, orientación, reconocimiento de personas.)</text:p>
      <text:list text:style-name="WWNum8" text:continue-numbering="true">
        <text:list-item>
          <text:p text:style-name="P102">Educativa: Estimulación y fomento de la máxima autonomía y participación de las personas atendidas en la realización de las actividades básicas de la vida diaria.</text:p>
        </text:list-item>
      </text:list>
      <text:p text:style-name="P103">Duración: Periodo del 07/12/ 2005 al 15/06/2009 y del 04/02/ 2010 hasta la fecha.</text:p>
      <text:p text:style-name="P104"/>
      <text:list text:style-name="WWNum8" text:continue-numbering="true">
        <text:list-item>
          <text:p text:style-name="P105">Cuidadora de animales de granja. Empresa PAVOSOL S.L.</text:p>
        </text:list-item>
      </text:list>
      <text:p text:style-name="P106">Alimentación y cuidado de<text:s/>pavos pequeños. Trabajo realizado por campañas, comprendidos entre el siguiente periodo de tiempo.</text:p>
      <text:p text:style-name="P107">Duración: Periodo del 26/04/204 al 25/11/2005</text:p>
      <text:soft-page-break/>
      <text:list text:style-name="WWNum8" text:continue-numbering="true">
        <text:list-item>
          <text:p text:style-name="P108">Supermercados Super Vit, S.L.</text:p>
        </text:list-item>
      </text:list>
      <text:p text:style-name="P109">Atención al público en cafetería y cajera</text:p>
      <text:p text:style-name="Standard"><text:span text:style-name="T110">Duración: Periodo del<text:s/></text:span><text:span text:style-name="T111">01/06/2003 – 27/</text:span><text:span text:style-name="T112">04/2004</text:span></text:p>
      <text:list text:style-name="WWNum8" text:continue-numbering="true">
        <text:list-item>
          <text:p text:style-name="P113">Dependienta de tienda de ropa. Autónoma Gavanna S.C.</text:p>
        </text:list-item>
      </text:list>
      <text:p text:style-name="P114">-Desempeñando las funciones de Atención al público y Gestión de compras</text:p>
      <text:p text:style-name="P115">Duración: Periodo del 1/ 03/02 <text:s/>al <text:s/>31/ 05/2003</text:p>
      <text:list text:style-name="WWNum8" text:continue-numbering="true">
        <text:list-item>
          <text:p text:style-name="P116">Fono Ruz S.L. Empresa dedicada a la producción de CDs</text:p>
        </text:list-item>
      </text:list>
      <text:p text:style-name="P117">-Fabricación de CDs</text:p>
      <text:p text:style-name="Standard"><text:span text:style-name="T118">D</text:span><text:span text:style-name="T119">uración: Periodo del <text:s/></text:span><text:span text:style-name="T120">21/12/2000 – 31/07/2001</text:span></text:p>
      <text:list text:style-name="WWNum8" text:continue-numbering="true">
        <text:list-item>
          <text:p text:style-name="P121">Hospital <text:s text:c="3"/>Jose Manuel Pascual Pascual S.A. <text:s/></text:p>
        </text:list-item>
      </text:list>
      <text:p text:style-name="P122">-Limpiadora de quirófano</text:p>
      <text:p text:style-name="Standard"><text:span text:style-name="T123">Duración:<text:s/></text:span><text:span text:style-name="T124">04/09/1999 – 04/03/2000</text:span></text:p>
      <text:list text:style-name="WWNum8" text:continue-numbering="true">
        <text:list-item>
          <text:p text:style-name="P125"><text:span text:style-name="T126">Supermercados Supervid, S.L.</text:span></text:p>
        </text:list-item>
      </text:list>
      <text:p text:style-name="P127">-Reposición y Cajera</text:p>
      <text:p text:style-name="P128"><text:span text:style-name="T129">Duración: Periodo del <text:s/></text:span><text:span text:style-name="T130">04/12/1996 – 03/06/1998</text:span></text:p>
      <text:list text:style-name="WWNum8" text:continue-numbering="true">
        <text:list-item>
          <text:p text:style-name="P131">Escuela-Taller Munda: Taller de Carpintería Ayuntamiento de Montilla</text:p>
        </text:list-item>
      </text:list>
      <text:p text:style-name="P132">-Aprendizaje del trabajo de carpintería y ebanistería</text:p>
      <text:p text:style-name="NormalWeb">Duración: Periodo del 01/04/1994 al 30/09/1996</text:p>
      <text:p text:style-name="P133">IDIOMAS</text:p>
      <text:list text:style-name="WWNum8" text:continue-numbering="true">
        <text:list-item>
          <text:p text:style-name="P134">Español: Nativo</text:p>
        </text:list-item>
        <text:list-item>
          <text:p text:style-name="P135">Inglés: Nivel básico</text:p>
        </text:list-item>
      </text:list>
      <text:p text:style-name="P136">INFORMÁTICA</text:p>
      <text:list text:style-name="WWNum8" text:continue-numbering="true">
        <text:list-item>
          <text:p text:style-name="P137">Nivel Intermedio</text:p>
        </text:list-item>
      </text:list>
      <text:p text:style-name="P138"/>
      <text:p text:style-name="P139">OTROS DATOS DE<text:s/>INTERES</text:p>
      <text:list text:style-name="WWNum8" text:continue-numbering="true">
        <text:list-item>
          <text:p text:style-name="P140">Carnet de conducir B y BTP</text:p>
        </text:list-item>
        <text:list-item>
          <text:p text:style-name="P141">Vehículo propio.</text:p>
        </text:list-item>
        <text:list-item>
          <text:p text:style-name="P142">Disponibilidad y flexibilidad horaria. De incorporación inmediata</text:p>
        </text:list-item>
      </text:list>
      <text:soft-page-break/>
      <text:p text:style-name="P143">Me considero una persona asertiva, empática, responsable, resolutiva y capacitada para desempeñar cualquiera de las funciones pertinentes<text:s/>a mi categoría profesional.</text:p>
      <text:p text:style-name="P144">Con inquietudes de seguir formándome para completar mi actividad, en la actualidad compagino mi trabajo con Bachiller, impartido en el Instituto Inca Garsilaso, Montilla (Córdoba).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 fo:margin-bottom="0.1111in" fo:line-height="10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Mangal"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Párrafodelista" style:display-name="Párrafo de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 fo:hyphenate="false"/>
    </style:style>
    <style:style style:name="Sinespaciado" style:display-name="Sin espaciado" style:family="paragraph">
      <style:paragraph-properties fo:widows="2" fo:orphans="2"/>
      <style:text-properties fo:hyphenate="false"/>
    </style:style>
    <style:style style:name="Internetlink" style:display-name="Internet link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asian="Times New Roman" style:font-name-complex="Times New Roman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style:font-name-complex="Courier New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style:font-name-complex="Courier New"/>
    </style:style>
    <style:style style:name="ListLabel23" style:display-name="ListLabel 23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ListLabel24" style:display-name="ListLabel 24" style:family="text">
      <style:text-properties style:font-name-complex="Courier New"/>
    </style:style>
    <style:style style:name="ListLabel25" style:display-name="ListLabel 25" style:family="text">
      <style:text-properties style:font-name-complex="Courier New"/>
    </style:style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>
      <style:text-properties style:font-name="Times New Roman" style:font-name-asian="Times New Roman" style:font-name-complex="Times New Roman" fo:font-size="12pt" style:font-size-asian="12pt"/>
    </style:style>
    <style:style style:name="ListLabel28" style:display-name="ListLabel 28" style:family="text">
      <style:text-properties style:font-name-complex="Courier New"/>
    </style:style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>
      <style:text-properties style:font-name-complex="Courier New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1" style:display-name="WWNum1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2" style:display-name="WWNum2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WWNum4" style:display-name="WWNum4">
      <text:list-level-style-bullet text:level="1" text:style-name="WW_CharLFO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text:list-style style:name="WWNum5" style:display-name="WWNum5">
      <text:list-level-style-bullet text:level="1" text:style-name="WW_CharLFO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Times New Roman" style:font-name-asian="Times New Roman" style:font-name-complex="Times New Roman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text:list-style style:name="WWNum6" style:display-name="WWNum6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text:list-style style:name="WWNum7" style:display-name="WWNum7">
      <text:list-level-style-bullet text:level="1" text:style-name="WW_CharLFO8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text:list-style style:name="WWNum8" style:display-name="WWNum8">
      <text:list-level-style-bullet text:level="1" text:style-name="WW_CharLFO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Times New Roman" style:font-name-asian="Times New Roman" style:font-name-complex="Times New Roman" fo:font-size="12pt" style:font-size-asian="12pt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text:list-style style:name="WWNum9" style:display-name="WWNum9">
      <text:list-level-style-bullet text:level="1" text:style-name="WW_CharLFO1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rmen zafra polonio</meta:initial-creator>
    <dc:creator>Usuario</dc:creator>
    <meta:creation-date>2017-03-06T12:23:00Z</meta:creation-date>
    <dc:date>2020-06-12T11:00:00Z</dc:date>
    <meta:template xlink:href="Normal" xlink:type="simple"/>
    <meta:editing-cycles>8</meta:editing-cycles>
    <meta:editing-duration>PT1830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6" meta:paragraph-count="16" meta:word-count="1270" meta:character-count="8239" meta:row-count="58" meta:non-whitespace-character-count="6985"/>
  </office:meta>
</office:document-meta>
</file>